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83266" officeooo:paragraph-rsid="00083266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83266"/>
    </style:style>
    <style:style style:name="T1" style:family="text">
      <style:text-properties officeooo:rsid="00083266"/>
    </style:style>
    <style:style style:name="T2" style:family="text">
      <style:text-properties officeooo:rsid="0008be82"/>
    </style:style>
    <style:style style:name="T3" style:family="text">
      <style:text-properties officeooo:rsid="000a2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 - Dicionário de dados: </text:p>
      <text:p text:style-name="P1"/>
      <text:p text:style-name="P2">veiculo (placa: texto (8), modelo: texto (20), marca: texto (20), ano: <text:span text:style-name="T3">texto (4)</text:span>);</text:p>
      <text:p text:style-name="P2"/>
      <text:p text:style-name="P2">funcionario <text:span text:style-name="T2">(</text:span>matricula: inteiro — auto incremento, nome: texto (30), telefone: texto (50)<text:span text:style-name="T2">)</text:span>;</text:p>
      <text:p text:style-name="P2"/>
      <text:p text:style-name="P3"><text:span text:style-name="T1">manutenção (id_manutencao:</text:span> inteiro – auto incremento, <text:span text:style-name="T1">inicio_manutencao: date, fim_manutencao: date, descricao: texto (50), placa: inteiro — <text:s/>referencia [veiculo: placa], matricula: inteiro — referencia [funcionario: matricula]);</text:span></text:p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09:12:54.153000000</meta:creation-date>
    <dc:date>2024-03-26T09:54:06.947000000</dc:date>
    <meta:editing-duration>PT41M12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51" meta:character-count="429" meta:non-whitespace-character-count="376"/>
  </office:meta>
</office:document-meta>
</file>